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31303d" style:font-size-asian="11pt" style:font-name-complex="Arial3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31303d" style:font-size-asian="11pt" style:font-name-complex="Arial3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9606" officeooo:paragraph-rsid="0031303d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3573a2" style:font-size-asian="11pt" style:font-name-complex="Arial3" style:font-size-complex="11pt"/>
    </style:style>
    <style:style style:name="P23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5" style:family="paragraph" style:parent-style-name="Standard">
      <style:text-properties officeooo:paragraph-rsid="001fb1b5"/>
    </style:style>
    <style:style style:name="P26" style:family="paragraph" style:parent-style-name="Standard">
      <style:text-properties officeooo:paragraph-rsid="00271a35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29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31303d" style:font-size-asian="11pt" style:font-weight-asian="normal" style:font-name-complex="Arial3" style:font-size-complex="11pt" style:font-weight-complex="normal"/>
    </style:style>
    <style:style style:name="P31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319674" officeooo:paragraph-rsid="00319674" style:font-size-asian="12pt" style:font-weight-asian="normal" style:font-name-complex="Arial3" style:font-size-complex="12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3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4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5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1303d" officeooo:paragraph-rsid="0031303d" style:font-size-asian="11pt" style:font-weight-asian="normal" style:font-name-complex="Arial3" style:font-size-complex="11pt" style:font-weight-complex="normal"/>
    </style:style>
    <style:style style:name="P36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31303d" officeooo:paragraph-rsid="0031303d" style:font-size-asian="11pt" style:font-weight-asian="normal" style:font-name-complex="Arial3" style:font-size-complex="11pt" style:font-weight-complex="normal"/>
    </style:style>
    <style:style style:name="P37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53a86" officeooo:paragraph-rsid="0031303d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31303d"/>
    </style:style>
    <style:style style:name="T11" style:family="text">
      <style:text-properties officeooo:rsid="003b8368"/>
    </style:style>
    <style:style style:name="T12" style:family="text">
      <style:text-properties officeooo:rsid="004b14cf"/>
    </style:style>
    <style:style style:name="T13" style:family="text">
      <style:text-properties officeooo:rsid="002419b6"/>
    </style:style>
    <style:style style:name="T14" style:family="text">
      <style:text-properties officeooo:rsid="003610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><text:span text:style-name="T7">Incidencia Prueba Funcional -</text:span> Ticket <text:span text:style-name="T6">Intelligence</text:span></text:p>
      <text:p text:style-name="P23"/>
      <text:p text:style-name="Standard"/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10">3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29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0"><text:span text:style-name="T10">PF05- </text:span><text:span text:style-name="T9">Registrar Empresa - </text:span><text:span text:style-name="T11">Prueba de entrada de dato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31">No realiza el registro de empresa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37">No se puede registrar la información de <text:span text:style-name="T10">la empresa</text:span> en el sistema debido a que el botón “Registrar” no realiza ninguna acción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36">Registrar en el sistema la información de la empresa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35">La empresa no debe estar registrada</text:p>
          </table:table-cell>
        </table:table-row>
        <table:table-row table:style-name="Tabla1.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7">Información <text:span text:style-name="T10">referente a la empresa</text:span>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17">Ingresar <text:span text:style-name="T12"><text:s/>todos los datos de la empresa:</text:span></text:p>
            <text:p text:style-name="P19"><text:s/>1- Se ingresa: correo, <text:span text:style-name="T10">RIF</text:span>, <text:span text:style-name="T10">razón social</text:span> dirección, estado, ciudad, teléfono, contraseña; al pulsar el botón “<text:span text:style-name="T13">R</text:span>egistrar” no se genera ninguna acción, ni mensaje de alerta que <text:span text:style-name="T13">indique</text:span> si el proceso fue realizado o no.</text:p>
            <text:p text:style-name="P18"/>
            <text:p text:style-name="P21">No se puede continuar la realización de la prueba.</text:p>
            <text:p text:style-name="P20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28">Incorrecto</text:p>
          </table:table-cell>
        </table:table-row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4"><text:span text:style-name="T3">E</text:span>n Proceso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22">Ninguno, no se registra la información del cliente en el sistema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>--</text:p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2">Edgar Mo<text:span text:style-name="T14">s</text:span>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2">Edgar Mo<text:span text:style-name="T14">s</text:span>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3">Se envía incidencia al desarrollador para <text:soft-page-break/>su corrección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2T11:51:14.528486049</dc:date>
    <dc:creator>Flia. mosquera</dc:creator>
    <meta:editing-duration>PT2H38M14S</meta:editing-duration>
    <meta:editing-cycles>20</meta:editing-cycles>
    <meta:generator>LibreOffice/4.1.3.2$Linux_x86 LibreOffice_project/410m0$Build-2</meta:generator>
    <meta:document-statistic meta:table-count="1" meta:image-count="0" meta:object-count="0" meta:page-count="2" meta:paragraph-count="40" meta:word-count="200" meta:character-count="1295" meta:non-whitespace-character-count="1133"/>
  </office:meta>
</office:document-meta>
</file>